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Title" style:family="paragraph">
      <style:paragraph-properties fo:hyphenation-keep="auto" fo:hyphenation-ladder-count="no-limit" fo:keep-with-next="always" fo:margin-bottom="6.012000000000000pt" fo:margin-top="11.988000000000001pt" fo:orphans="2" fo:widows="2" style:line-break="strict" style:punctuation-wrap="hanging" style:tab-stop-distance="35.460000000000001pt" style:text-autospace="ideograph-alpha" style:writing-mode="page"/>
      <style:text-properties fo:country="DE" fo:font-family="Liberation Sans" fo:hyphenate="false" fo:hyphenation-push-char-count="2" fo:hyphenation-remain-char-count="2" fo:language="de" style:font-family-generic="swiss" style:font-pitch="variable" style:letter-kerning="true" style:use-window-font-color="true"/>
    </style:style>
    <style:style style:name="P2" style:parent-style-name="Standard" style:family="paragraph">
      <style:paragraph-properties fo:hyphenation-keep="auto" fo:hyphenation-ladder-count="no-limit" fo:orphans="2" fo:widows="2" style:line-break="strict" style:punctuation-wrap="hanging" style:tab-stop-distance="35.460000000000001pt" style:text-autospace="ideograph-alpha" style:writing-mode="page"/>
      <style:text-properties fo:country="DE" fo:font-family="Liberation Serif" fo:font-size="12.000000000000000pt" fo:hyphenate="false" fo:hyphenation-push-char-count="2" fo:hyphenation-remain-char-count="2" fo:language="de" style:letter-kerning="true" style:use-window-font-color="true"/>
    </style:style>
    <style:style style:name="P3" style:parent-style-name="Standard" style:family="paragraph" style:list-style-name="L11">
      <style:paragraph-properties fo:hyphenation-keep="auto" fo:hyphenation-ladder-count="no-limit" fo:orphans="2" fo:widows="2" style:line-break="strict" style:punctuation-wrap="hanging" style:tab-stop-distance="35.460000000000001pt" style:text-autospace="ideograph-alpha" style:writing-mode="page"/>
      <style:text-properties fo:country="DE" fo:font-family="Liberation Serif" fo:font-size="12.000000000000000pt" fo:hyphenate="false" fo:hyphenation-push-char-count="2" fo:hyphenation-remain-char-count="2" fo:language="de" style:letter-kerning="true" style:use-window-font-color="true"/>
    </style:style>
    <text:list-style style:name="L1" style:display-name="L1">
      <text:list-level-style-bullet text:bullet-char="•" text:style-name="Bullet_20Symbols" text:level="1">
        <style:list-level-properties text:list-level-position-and-space-mode="label-alignment" fo:text-align="start">
          <style:list-level-label-alignment text:label-followed-by="listtab" text:list-tab-stop-position="36.00000000000pt" fo:text-indent="-18.00000000000pt" fo:margin-left="36.00000000000pt"/>
        </style:list-level-properties>
        <style:text-properties fo:font-family="OpenSymbol"/>
      </text:list-level-style-bullet>
      <text:list-level-style-bullet text:bullet-char="◦" text:style-name="Bullet_20Symbols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font-family="OpenSymbol"/>
      </text:list-level-style-bullet>
      <text:list-level-style-bullet text:bullet-char="▪" text:style-name="Bullet_20Symbols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font-family="OpenSymbol"/>
      </text:list-level-style-bullet>
      <text:list-level-style-bullet text:bullet-char="•" text:style-name="Bullet_20Symbols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  <style:text-properties fo:font-family="OpenSymbol"/>
      </text:list-level-style-bullet>
      <text:list-level-style-bullet text:bullet-char="◦" text:style-name="Bullet_20Symbols" text:level="5">
        <style:list-level-properties text:list-level-position-and-space-mode="label-alignment" fo:text-align="start">
          <style:list-level-label-alignment text:label-followed-by="listtab" text:list-tab-stop-position="108.00000000000pt" fo:text-indent="-18.00000000000pt" fo:margin-left="108.00000000000pt"/>
        </style:list-level-properties>
        <style:text-properties fo:font-family="OpenSymbol"/>
      </text:list-level-style-bullet>
      <text:list-level-style-bullet text:bullet-char="▪" text:style-name="Bullet_20Symbols" text:level="6">
        <style:list-level-properties text:list-level-position-and-space-mode="label-alignment" fo:text-align="start">
          <style:list-level-label-alignment text:label-followed-by="listtab" text:list-tab-stop-position="126.00000000000pt" fo:text-indent="-18.00000000000pt" fo:margin-left="126.00000000000pt"/>
        </style:list-level-properties>
        <style:text-properties fo:font-family="OpenSymbol"/>
      </text:list-level-style-bullet>
      <text:list-level-style-bullet text:bullet-char="•" text:style-name="Bullet_20Symbols" text:level="7">
        <style:list-level-properties text:list-level-position-and-space-mode="label-alignment" fo:text-align="start">
          <style:list-level-label-alignment text:label-followed-by="listtab" text:list-tab-stop-position="144.00000000000pt" fo:text-indent="-18.00000000000pt" fo:margin-left="144.00000000000pt"/>
        </style:list-level-properties>
        <style:text-properties fo:font-family="OpenSymbol"/>
      </text:list-level-style-bullet>
      <text:list-level-style-bullet text:bullet-char="◦" text:style-name="Bullet_20Symbols" text:level="8">
        <style:list-level-properties text:list-level-position-and-space-mode="label-alignment" fo:text-align="start">
          <style:list-level-label-alignment text:label-followed-by="listtab" text:list-tab-stop-position="162.00000000000pt" fo:text-indent="-18.00000000000pt" fo:margin-left="162.00000000000pt"/>
        </style:list-level-properties>
        <style:text-properties fo:font-family="OpenSymbol"/>
      </text:list-level-style-bullet>
      <text:list-level-style-bullet text:bullet-char="▪" text:style-name="Bullet_20Symbols" text:level="9">
        <style:list-level-properties text:list-level-position-and-space-mode="label-alignment" fo:text-align="start">
          <style:list-level-label-alignment text:label-followed-by="listtab" text:list-tab-stop-position="180.00000000000pt" fo:text-indent="-18.00000000000pt" fo:margin-left="180.00000000000pt"/>
        </style:list-level-properties>
        <style:text-properties fo:font-family="OpenSymbol"/>
      </text:list-level-style-bullet>
      <text:list-level-style-bullet text:bullet-char="•" text:style-name="Bullet_20Symbols" text:level="10">
        <style:list-level-properties text:list-level-position-and-space-mode="label-alignment" fo:text-align="start">
          <style:list-level-label-alignment text:label-followed-by="listtab" text:list-tab-stop-position="198.00000000000pt" fo:text-indent="-18.00000000000pt" fo:margin-left="198.00000000000pt"/>
        </style:list-level-properties>
        <style:text-properties fo:font-family="OpenSymbol"/>
      </text:list-level-style-bullet>
    </text:list-style>
  </office:automatic-styles>
  <office:body>
    <office:text>
      <text:tracked-changes text:track-changes="false"/>
      <text:p text:style-name="P1">Pony</text:p>
      <text:p text:style-name="P2"/>
      <text:list text:style-name="L1" xml:id="list-28e6630f-1bb2-4362-a2d0-f83ef2599932">
        <text:list-item>
          <text:p text:style-name="P3">Was ist Pony</text:p>
        </text:list-item>
        <text:list-item>
          <text:p text:style-name="P3">Was ist Actormodell</text:p>
        </text:list-item>
        <text:list-item>
          <text:p text:style-name="P3">Features vorstellen - Beispielprojekte</text:p>
        </text:list-item>
        <text:list-item>
          <text:p text:style-name="P3">Vergleich mit anderen Sprachen</text:p>
        </text:list-item>
        <text:list-item>
          <text:p text:style-name="P3">Wie geht Pony mit klassischen Problemen vor</text:p>
        </text:list-item>
        <text:list-item>
          <text:p text:style-name="P3">Fazit</text:p>
        </text:list-item>
      </text:list>
      <text:p text:style-name="P3"><text:tab/></text:p>
      <text:list text:style-name="L1" xml:id="list-dbb1c9dd-73dd-44ff-bc55-27ca64ccd3bb">
        <text:list-item>
          <text:p text:style-name="P3">CSP</text:p>
        </text:list-item>
        <text:list-item>
          <text:p text:style-name="P3">Deadlock</text:p>
        </text:list-item>
        <text:list-item>
          <text:p text:style-name="P3">Data races</text:p>
        </text:list-item>
        <text:list-item>
          <text:p text:style-name="P3">Determinism</text:p>
        </text:list-item>
        <text:list-item>
          <text:p text:style-name="P3">Producer - Consumer - examples ChatGPT fragen</text:p>
        </text:list-item>
        <text:list-item>
          <text:p text:style-name="P3">Client - server</text:p>
        </text:list-item>
        <text:list-item>
          <text:p text:style-name="P3">basic query, ping</text:p>
        </text:list-item>
        <text:list-item>
          <text:p text:style-name="P3">Swift act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keep="auto" fo:hyphenation-ladder-count="no-limit" fo:orphans="2" fo:widows="2" style:line-break="strict" style:punctuation-wrap="hanging" style:tab-stop-distance="35.460000000000001pt" style:text-autospace="ideograph-alpha" style:writing-mode="page"/>
      <style:text-properties fo:country="DE" fo:font-family="Liberation Serif" fo:font-size="12.000000000000000pt" fo:hyphenate="false" fo:hyphenation-push-char-count="2" fo:hyphenation-remain-char-count="2" fo:language="de" style:letter-kerning="true" style:use-window-font-color="true"/>
    </style:default-style>
    <style:style style:name="Contents_203" style:display-name="Contents 3" style:family="paragraph">
      <style:paragraph-properties fo:margin-left="16.000000000000000pt"/>
    </style:style>
    <style:style style:name="Bibliography_20article" style:display-name="Bibliography article" style:family="paragraph"/>
    <style:style style:name="Bibliography_20inbook" style:display-name="Bibliography inbook" style:family="paragraph"/>
    <style:style style:name="Bibliography_20booklet" style:display-name="Bibliography booklet" style:family="paragraph"/>
    <style:style style:name="Bibliography_20journal" style:display-name="Bibliography journal" style:family="paragraph"/>
    <style:style style:name="Bibliography_20custom4" style:display-name="Bibliography custom4" style:family="paragraph"/>
    <style:style style:name="Title" style:display-name="Title" style:family="paragraph" style:next-style-name="Text_20body">
      <style:paragraph-properties fo:text-align="center" style:justify-single-word="false"/>
      <style:text-properties fo:font-size="28.000000000000000pt" fo:font-weight="bold"/>
    </style:style>
    <style:style style:name="Contents_207" style:display-name="Contents 7" style:family="paragraph">
      <style:paragraph-properties fo:margin-left="48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custom3" style:display-name="Bibliography custom3" style:family="paragraph"/>
    <style:style style:name="Caption" style:display-name="Caption" style:family="paragraph">
      <style:paragraph-properties fo:margin-bottom="6.012000000000000pt" fo:margin-top="6.012000000000000pt" text:line-number="0" text:number-lines="false"/>
      <style:text-properties fo:font-size="12.000000000000000pt" fo:font-style="italic"/>
    </style:style>
    <style:style style:name="Bibliography_20email" style:display-name="Bibliography email" style:family="paragraph"/>
    <style:style style:name="Bibliography_20techreport" style:display-name="Bibliography techreport" style:family="paragraph"/>
    <style:style style:name="Contents_209" style:display-name="Contents 9" style:family="paragraph">
      <style:paragraph-properties fo:margin-left="64.000000000000000pt"/>
    </style:style>
    <style:style style:name="Bibliography_20inproceedings" style:display-name="Bibliography inproceedings" style:family="paragraph"/>
    <style:style style:name="Standard" style:display-name="Standard" style:family="paragraph"/>
    <style:style style:name="Bibliography_20custom1" style:display-name="Bibliography custom1" style:family="paragraph"/>
    <style:style style:name="Contents_206" style:display-name="Contents 6" style:family="paragraph">
      <style:paragraph-properties fo:margin-left="40.000000000000000pt"/>
    </style:style>
    <style:style style:name="Bibliography_20mastersthesis" style:display-name="Bibliography mastersthesis" style:family="paragraph"/>
    <style:style style:name="List" style:display-name="List" style:family="paragraph"/>
    <style:style style:name="Bibliography_20custom5" style:display-name="Bibliography custom5" style:family="paragraph"/>
    <style:style style:name="Contents_205" style:display-name="Contents 5" style:family="paragraph">
      <style:paragraph-properties fo:margin-left="32.000000000000000pt"/>
    </style:style>
    <style:style style:name="Bibliography_20proceedings" style:display-name="Bibliography proceedings" style:family="paragraph"/>
    <style:style style:name="Bibliography_20misc" style:display-name="Bibliography misc" style:family="paragraph"/>
    <style:style style:name="Heading" style:display-name="Heading" style:family="paragraph" style:next-style-name="Text_20body">
      <style:paragraph-properties fo:keep-with-next="always" fo:margin-bottom="6.012000000000000pt" fo:margin-top="11.988000000000001pt"/>
      <style:text-properties fo:font-family="Liberation Sans" fo:font-size="14.000000000000000pt" style:font-family-generic="swiss" style:font-pitch="variable"/>
    </style:style>
    <style:style style:name="Bibliography_20incollection" style:display-name="Bibliography incollection" style:family="paragraph"/>
    <style:style style:name="Bibliography_20conference" style:display-name="Bibliography conference" style:family="paragraph"/>
    <style:style style:name="Bibliography_20manual" style:display-name="Bibliography manual" style:family="paragraph"/>
    <style:style style:name="Contents_208" style:display-name="Contents 8" style:family="paragraph">
      <style:paragraph-properties fo:margin-left="56.000000000000000pt"/>
    </style:style>
    <style:style style:name="Bibliography_20book" style:display-name="Bibliography book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phdthesis" style:display-name="Bibliography phdthesis" style:family="paragraph"/>
    <style:style style:name="Bibliography_20custom2" style:display-name="Bibliography custom2" style:family="paragraph"/>
    <style:style style:name="Index" style:display-name="Index" style:family="paragraph">
      <style:paragraph-properties text:line-number="0" text:number-lines="false"/>
    </style:style>
    <style:style style:name="Bibliography_20unpublished" style:display-name="Bibliography unpublished" style:family="paragraph"/>
    <style:style style:name="Text_20body" style:display-name="Text body" style:family="paragraph">
      <style:paragraph-properties fo:line-height="115%" fo:margin-bottom="6.998399999999999pt" fo:margin-top="0.000000000000000pt"/>
    </style:style>
    <style:style style:name="Heading_201" style:default-outline-level="1" style:display-name="Heading 1" style:family="paragraph" style:next-style-name="Text_20body">
      <style:paragraph-properties fo:margin-bottom="6.012000000000000pt" fo:margin-top="11.988000000000001pt"/>
      <style:text-properties fo:font-size="18.000000000000000pt" fo:font-weight="bold"/>
    </style:style>
    <style:style style:name="Contents_204" style:display-name="Contents 4" style:family="paragraph">
      <style:paragraph-properties fo:margin-left="24.000000000000000pt"/>
    </style:style>
    <style:style style:name="Bibliography_20www" style:display-name="Bibliography www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Footnote_20anchor" style:display-name="Footnote anchor" style:family="text">
      <style:text-properties style:text-position="super"/>
    </style:style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Endnote_20Symbol" style:display-name="Endnote Symbol" style:family="text"/>
    <style:style style:name="Bullet_20Symbols" style:display-name="Bullet Symbols" style:family="text">
      <style:text-properties fo:font-family="OpenSymbol" style:font-charset="x-symbol"/>
    </style:style>
    <text:list-style style:name="L11" style:display-name="L1">
      <text:list-level-style-bullet text:bullet-char="•" text:style-name="Bullet_20Symbols" text:level="1">
        <style:list-level-properties text:list-level-position-and-space-mode="label-alignment" fo:text-align="start">
          <style:list-level-label-alignment text:label-followed-by="listtab" text:list-tab-stop-position="36.00000000000pt" fo:text-indent="-18.00000000000pt" fo:margin-left="36.00000000000pt"/>
        </style:list-level-properties>
        <style:text-properties fo:font-family="OpenSymbol"/>
      </text:list-level-style-bullet>
      <text:list-level-style-bullet text:bullet-char="◦" text:style-name="Bullet_20Symbols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font-family="OpenSymbol"/>
      </text:list-level-style-bullet>
      <text:list-level-style-bullet text:bullet-char="▪" text:style-name="Bullet_20Symbols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font-family="OpenSymbol"/>
      </text:list-level-style-bullet>
      <text:list-level-style-bullet text:bullet-char="•" text:style-name="Bullet_20Symbols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  <style:text-properties fo:font-family="OpenSymbol"/>
      </text:list-level-style-bullet>
      <text:list-level-style-bullet text:bullet-char="◦" text:style-name="Bullet_20Symbols" text:level="5">
        <style:list-level-properties text:list-level-position-and-space-mode="label-alignment" fo:text-align="start">
          <style:list-level-label-alignment text:label-followed-by="listtab" text:list-tab-stop-position="108.00000000000pt" fo:text-indent="-18.00000000000pt" fo:margin-left="108.00000000000pt"/>
        </style:list-level-properties>
        <style:text-properties fo:font-family="OpenSymbol"/>
      </text:list-level-style-bullet>
      <text:list-level-style-bullet text:bullet-char="▪" text:style-name="Bullet_20Symbols" text:level="6">
        <style:list-level-properties text:list-level-position-and-space-mode="label-alignment" fo:text-align="start">
          <style:list-level-label-alignment text:label-followed-by="listtab" text:list-tab-stop-position="126.00000000000pt" fo:text-indent="-18.00000000000pt" fo:margin-left="126.00000000000pt"/>
        </style:list-level-properties>
        <style:text-properties fo:font-family="OpenSymbol"/>
      </text:list-level-style-bullet>
      <text:list-level-style-bullet text:bullet-char="•" text:style-name="Bullet_20Symbols" text:level="7">
        <style:list-level-properties text:list-level-position-and-space-mode="label-alignment" fo:text-align="start">
          <style:list-level-label-alignment text:label-followed-by="listtab" text:list-tab-stop-position="144.00000000000pt" fo:text-indent="-18.00000000000pt" fo:margin-left="144.00000000000pt"/>
        </style:list-level-properties>
        <style:text-properties fo:font-family="OpenSymbol"/>
      </text:list-level-style-bullet>
      <text:list-level-style-bullet text:bullet-char="◦" text:style-name="Bullet_20Symbols" text:level="8">
        <style:list-level-properties text:list-level-position-and-space-mode="label-alignment" fo:text-align="start">
          <style:list-level-label-alignment text:label-followed-by="listtab" text:list-tab-stop-position="162.00000000000pt" fo:text-indent="-18.00000000000pt" fo:margin-left="162.00000000000pt"/>
        </style:list-level-properties>
        <style:text-properties fo:font-family="OpenSymbol"/>
      </text:list-level-style-bullet>
      <text:list-level-style-bullet text:bullet-char="▪" text:style-name="Bullet_20Symbols" text:level="9">
        <style:list-level-properties text:list-level-position-and-space-mode="label-alignment" fo:text-align="start">
          <style:list-level-label-alignment text:label-followed-by="listtab" text:list-tab-stop-position="180.00000000000pt" fo:text-indent="-18.00000000000pt" fo:margin-left="180.00000000000pt"/>
        </style:list-level-properties>
        <style:text-properties fo:font-family="OpenSymbol"/>
      </text:list-level-style-bullet>
      <text:list-level-style-bullet text:bullet-char="•" text:style-name="Bullet_20Symbols" text:level="10">
        <style:list-level-properties text:list-level-position-and-space-mode="label-alignment" fo:text-align="start">
          <style:list-level-label-alignment text:label-followed-by="listtab" text:list-tab-stop-position="198.00000000000pt" fo:text-indent="-18.00000000000pt" fo:margin-left="198.00000000000pt"/>
        </style:list-level-properties>
        <style:text-properties fo:font-family="OpenSymbol"/>
      </text:list-level-style-bullet>
    </text:list-style>
    <text:outline-style style:name="Outline">
      <text:outline-level-style text:start-value="1" text:display-levels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2799999999998pt" fo:padding="0.000000000000000pt" fo:page-height="841.888799999999947pt" fo:page-width="595.303200000000061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18</meta:editing-cycles>
    <dc:date>2025-11-06T15:35:51</dc:date>
    <meta:creation-date>2025-11-03T12:03:33.103735885</meta:creation-date>
    <dc:creator>Atay Özcan</dc:creator>
    <meta:user-defined meta:name="email">atayozcan@pm.me</meta:user-defined>
  </office:meta>
</office:document-meta>
</file>